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6357" officeooo:paragraph-rsid="001c6357"/>
    </style:style>
    <style:style style:name="P2" style:family="paragraph" style:parent-style-name="Standard">
      <style:text-properties fo:font-weight="bold" officeooo:rsid="001c6357" officeooo:paragraph-rsid="001c6357" style:font-weight-asian="bold" style:font-weight-complex="bold"/>
    </style:style>
    <style:style style:name="P3" style:family="paragraph" style:parent-style-name="Standard">
      <style:text-properties fo:font-weight="bold" officeooo:paragraph-rsid="001c6357" style:font-weight-asian="bold" style:font-weight-complex="bold"/>
    </style:style>
    <style:style style:name="P4" style:family="paragraph" style:parent-style-name="Standard">
      <style:text-properties fo:font-weight="normal" officeooo:rsid="001c6357" officeooo:paragraph-rsid="001c6357" style:font-weight-asian="normal" style:font-weight-complex="normal"/>
    </style:style>
    <style:style style:name="P5" style:family="paragraph" style:parent-style-name="Standard">
      <style:text-properties fo:font-weight="normal" officeooo:paragraph-rsid="001c6357" style:font-weight-asian="normal" style:font-weight-complex="normal"/>
    </style:style>
    <style:style style:name="P6" style:family="paragraph" style:parent-style-name="Standard">
      <style:text-properties officeooo:paragraph-rsid="001c6357"/>
    </style:style>
    <style:style style:name="T1" style:family="text">
      <style:text-properties officeooo:rsid="001c635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6357" style:font-weight-asian="bold" style:font-weight-complex="bold"/>
    </style:style>
    <style:style style:name="T4" style:family="text">
      <style:text-properties fo:font-size="14pt" fo:font-weight="bold" officeooo:rsid="001c6357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d7bc9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eb112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f007c" style:font-size-asian="14pt" style:font-weight-asian="bold" style:font-size-complex="14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d7bc9" style:font-weight-asian="normal" style:font-weight-complex="normal"/>
    </style:style>
    <style:style style:name="T10" style:family="text">
      <style:text-properties fo:font-weight="normal" officeooo:rsid="001c6357" style:font-weight-asian="normal" style:font-weight-complex="normal"/>
    </style:style>
    <style:style style:name="T11" style:family="text">
      <style:text-properties officeooo:rsid="001d7b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9"/><text:span text:style-name="T4">ASSIGNMENT <text:s/>NO : 1</text:span><text:span text:style-name="T7">4</text:span></text:p>
      <text:p text:style-name="Standard"/>
      <text:p text:style-name="P2"/>
      <text:p text:style-name="P2"/>
      <text:p text:style-name="P3"><text:span text:style-name="T1">PROBLEM STATEMENT : </text:span><text:span text:style-name="T10">Pizza parlor accepting maximum M orders. </text:span></text:p>
      <text:p text:style-name="P5">Orders are served in first come first served basis. Order once placed can not be cancelled. </text:p>
      <text:p text:style-name="P5">Write C++ program to simulate the system using circular queue using array.</text:p>
      <text:p text:style-name="Standard"/>
      <text:p text:style-name="Standard"/>
      <text:p text:style-name="P1"><text:span text:style-name="T2">CODE </text:span>:</text:p>
      <text:p text:style-name="Standard"/>
      <text:p text:style-name="Standard">#include&lt;iostream&gt;</text:p>
      <text:p text:style-name="Standard">#include&lt;cstdlib&gt;</text:p>
      <text:p text:style-name="Standard">using namespace std;</text:p>
      <text:p text:style-name="Standard">class pizza</text:p>
      <text:p text:style-name="Standard">{</text:p>
      <text:p text:style-name="Standard"><text:s/>int front,rear,q[5];</text:p>
      <text:p text:style-name="Standard"><text:s/>public:</text:p>
      <text:p text:style-name="Standard"><text:s/>pizza()</text:p>
      <text:p text:style-name="Standard"><text:s/>{</text:p>
      <text:p text:style-name="Standard"><text:s/>front=-1;</text:p>
      <text:p text:style-name="Standard"><text:s/>rear=-1;</text:p>
      <text:p text:style-name="Standard"><text:s/>}</text:p>
      <text:p text:style-name="Standard"><text:s/>int isfull()</text:p>
      <text:p text:style-name="Standard"><text:s/>{</text:p>
      <text:p text:style-name="Standard"/>
      <text:p text:style-name="Standard">if((front==0&amp;&amp;rear==4)||front==rear+1)</text:p>
      <text:p text:style-name="Standard"><text:s/>{</text:p>
      <text:p text:style-name="Standard"><text:s/>return 1;</text:p>
      <text:p text:style-name="Standard"><text:s/>}</text:p>
      <text:p text:style-name="Standard">else</text:p>
      <text:p text:style-name="Standard">{</text:p>
      <text:p text:style-name="Standard"><text:s/>return 0;</text:p>
      <text:p text:style-name="Standard"><text:s/>}</text:p>
      <text:p text:style-name="Standard"><text:s/>}</text:p>
      <text:p text:style-name="Standard"><text:s/>int isempty()</text:p>
      <text:p text:style-name="Standard"><text:s/>{</text:p>
      <text:p text:style-name="Standard"><text:s/>if(front==-1&amp;&amp;rear==-1)</text:p>
      <text:p text:style-name="Standard"><text:s/>{</text:p>
      <text:p text:style-name="Standard"><text:s/>return 1;</text:p>
      <text:p text:style-name="Standard"><text:s/>}</text:p>
      <text:p text:style-name="Standard"><text:s/>else</text:p>
      <text:p text:style-name="Standard">{</text:p>
      <text:p text:style-name="Standard"><text:s/>return 0;</text:p>
      <text:p text:style-name="Standard"><text:s/>}</text:p>
      <text:p text:style-name="Standard"><text:s/>}</text:p>
      <text:p text:style-name="Standard"><text:s/>void add()</text:p>
      <text:p text:style-name="Standard"><text:s/>{</text:p>
      <text:p text:style-name="Standard"><text:s/>if(isfull()==0)</text:p>
      <text:p text:style-name="Standard"><text:s/>{</text:p>
      <text:p text:style-name="Standard"><text:s/>cout&lt;&lt;"\n Enter the Pizza ID: ";</text:p>
      <text:p text:style-name="Standard"><text:s/>if(front==-1&amp;&amp;rear==-1)</text:p>
      <text:p text:style-name="Standard"><text:soft-page-break/><text:s/>{</text:p>
      <text:p text:style-name="Standard"><text:s/>front=0;</text:p>
      <text:p text:style-name="Standard"><text:s/>rear=0;</text:p>
      <text:p text:style-name="Standard"><text:s/>cin&gt;&gt;q[rear];</text:p>
      <text:p text:style-name="Standard"><text:s/>}</text:p>
      <text:p text:style-name="Standard"><text:s/>else</text:p>
      <text:p text:style-name="Standard"><text:s/>{</text:p>
      <text:p text:style-name="Standard"><text:s/>rear=(rear+1)%5;</text:p>
      <text:p text:style-name="Standard"><text:s/>cin&gt;&gt;q[rear];</text:p>
      <text:p text:style-name="Standard"><text:s/>}</text:p>
      <text:p text:style-name="Standard"><text:s/>char c;</text:p>
      <text:p text:style-name="Standard"><text:s/>cout&lt;&lt;" Do you want to add another order ? ";</text:p>
      <text:p text:style-name="Standard"><text:s/>cin&gt;&gt;c;</text:p>
      <text:p text:style-name="Standard"><text:s/>if(c=='y'||c=='Y')</text:p>
      <text:p text:style-name="Standard"><text:s/>add();</text:p>
      <text:p text:style-name="Standard"><text:s/>}</text:p>
      <text:p text:style-name="Standard"><text:s/>else</text:p>
      <text:p text:style-name="Standard"><text:s/>{</text:p>
      <text:p text:style-name="Standard"><text:s/>cout&lt;&lt;"\n Orders are full ";</text:p>
      <text:p text:style-name="Standard"><text:s/>}</text:p>
      <text:p text:style-name="Standard"/>
      <text:p text:style-name="Standard"><text:s/>}</text:p>
      <text:p text:style-name="Standard"><text:s/>void serve()</text:p>
      <text:p text:style-name="Standard"><text:s/>{</text:p>
      <text:p text:style-name="Standard"><text:s/>if(isempty()==0)</text:p>
      <text:p text:style-name="Standard"><text:s/>{</text:p>
      <text:p text:style-name="Standard"><text:s/>if(front==rear)</text:p>
      <text:p text:style-name="Standard"><text:s/>{</text:p>
      <text:p text:style-name="Standard"><text:s/>cout&lt;&lt;"\n Order served is : "&lt;&lt;q[front];</text:p>
      <text:p text:style-name="Standard"><text:s/>front=-1;</text:p>
      <text:p text:style-name="Standard"><text:s/>rear=-1;</text:p>
      <text:p text:style-name="Standard"><text:s/>}</text:p>
      <text:p text:style-name="Standard"><text:s/>else</text:p>
      <text:p text:style-name="Standard"><text:s/>{</text:p>
      <text:p text:style-name="Standard"><text:s/>cout&lt;&lt;"\n Order served is : "&lt;&lt;q[front];</text:p>
      <text:p text:style-name="Standard"><text:s/>front=(front+1)%5;</text:p>
      <text:p text:style-name="Standard"><text:s/>}</text:p>
      <text:p text:style-name="Standard"><text:s/>}</text:p>
      <text:p text:style-name="Standard"><text:s/>else</text:p>
      <text:p text:style-name="Standard"><text:s/>{</text:p>
      <text:p text:style-name="Standard"><text:s/>cout&lt;&lt;"\n Orders are empty ";</text:p>
      <text:p text:style-name="Standard"><text:s/>}</text:p>
      <text:p text:style-name="Standard"><text:s/>}</text:p>
      <text:p text:style-name="Standard"><text:s/>void display()</text:p>
      <text:p text:style-name="Standard"><text:s/>{</text:p>
      <text:p text:style-name="Standard"><text:s/>if(isempty()==0)</text:p>
      <text:p text:style-name="Standard"><text:s/>{</text:p>
      <text:p text:style-name="Standard"><text:s/>for(int</text:p>
      <text:p text:style-name="Standard">i=front;i!=rear;i=(i+1)%5)</text:p>
      <text:p text:style-name="Standard"><text:s/>{</text:p>
      <text:p text:style-name="Standard"><text:s/>cout&lt;&lt;q[i]&lt;&lt;"- ";</text:p>
      <text:p text:style-name="Standard"><text:s/>}</text:p>
      <text:p text:style-name="Standard"><text:soft-page-break/><text:s/>cout&lt;&lt;q[rear];</text:p>
      <text:p text:style-name="Standard"><text:s/>}</text:p>
      <text:p text:style-name="Standard"><text:s/>else</text:p>
      <text:p text:style-name="Standard"><text:s/>{</text:p>
      <text:p text:style-name="Standard"><text:s/>cout&lt;&lt;"\n Orders are empty";</text:p>
      <text:p text:style-name="Standard"><text:s/>}</text:p>
      <text:p text:style-name="Standard"><text:s/>}</text:p>
      <text:p text:style-name="Standard"><text:s/>void check()</text:p>
      <text:p text:style-name="Standard"><text:s/>{</text:p>
      <text:p text:style-name="Standard"><text:s/>int ch;</text:p>
      <text:p text:style-name="Standard">cout&lt;&lt;"\n\n * * * * PIZZA PARLOUR * * * * \n\n";</text:p>
      <text:p text:style-name="Standard"><text:s/>cout&lt;&lt;"\n 1. Add a Pizza \n 2. Display the Orders \n 3. Serve a pizza \n 4. Exit \n Enter your choice : ";</text:p>
      <text:p text:style-name="Standard"><text:s/>cin&gt;&gt;ch;</text:p>
      <text:p text:style-name="Standard">switch(ch)</text:p>
      <text:p text:style-name="Standard">{</text:p>
      <text:p text:style-name="Standard"><text:s/>case 1:</text:p>
      <text:p text:style-name="Standard"><text:s/>add();</text:p>
      <text:p text:style-name="Standard">break;</text:p>
      <text:p text:style-name="Standard"/>
      <text:p text:style-name="Standard"><text:s/>case 2:</text:p>
      <text:p text:style-name="Standard"/>
      <text:p text:style-name="Standard">display();</text:p>
      <text:p text:style-name="Standard"><text:s/>break;</text:p>
      <text:p text:style-name="Standard"/>
      <text:p text:style-name="Standard"><text:s/>case 3:</text:p>
      <text:p text:style-name="Standard"/>
      <text:p text:style-name="Standard">serve();</text:p>
      <text:p text:style-name="Standard"><text:s/>break;</text:p>
      <text:p text:style-name="Standard"/>
      <text:p text:style-name="Standard"><text:s/>case 4:</text:p>
      <text:p text:style-name="Standard"/>
      <text:p text:style-name="Standard">exit(0);</text:p>
      <text:p text:style-name="Standard"/>
      <text:p text:style-name="Standard"><text:s/>default:</text:p>
      <text:p text:style-name="Standard"><text:s/>cout&lt;&lt;"Invalid choice ";</text:p>
      <text:p text:style-name="Standard"/>
      <text:p text:style-name="Standard">check();</text:p>
      <text:p text:style-name="Standard"><text:s/>}</text:p>
      <text:p text:style-name="Standard">char ch1;</text:p>
      <text:p text:style-name="Standard">cout&lt;&lt;"\n Do you want to continue? ";</text:p>
      <text:p text:style-name="Standard"><text:s/>cin&gt;&gt;ch1;</text:p>
      <text:p text:style-name="Standard"><text:s/>if(ch1=='y'||ch1=='Y')</text:p>
      <text:p text:style-name="Standard">check();</text:p>
      <text:p text:style-name="Standard"><text:s/>}</text:p>
      <text:p text:style-name="Standard">};</text:p>
      <text:p text:style-name="Standard">int main()</text:p>
      <text:p text:style-name="Standard">{</text:p>
      <text:p text:style-name="Standard"><text:s/>pizza p1;</text:p>
      <text:p text:style-name="Standard"><text:s/>p1.check();</text:p>
      <text:p text:style-name="Standard"><text:s/>return 0;</text:p>
      <text:p text:style-name="Standard">}</text:p>
      <text:p text:style-name="P6"><text:soft-page-break/><text:span text:style-name="T3">OUTPUT:</text:span></text:p>
      <text:p text:style-name="P4"/>
      <text:p text:style-name="P4">ubuntu@Tanishka:~$ g++ pizza.cpp</text:p>
      <text:p text:style-name="P4">ubuntu@Tanishka:~$ ./a.out</text:p>
      <text:p text:style-name="P2">*<text:span text:style-name="T8"> * * * PIZZA PARLOUR * * * * </text:span></text:p>
      <text:p text:style-name="P4"/>
      <text:p text:style-name="P4"/>
      <text:p text:style-name="P4"><text:s/>1. Add a Pizza </text:p>
      <text:p text:style-name="P4"><text:s/>2. Display the Orders </text:p>
      <text:p text:style-name="P4"><text:s/>3. Serve a pizza </text:p>
      <text:p text:style-name="P4"><text:s/>4. Exit </text:p>
      <text:p text:style-name="P4"><text:s/>Enter your choice : 1</text:p>
      <text:p text:style-name="P4"/>
      <text:p text:style-name="P4"><text:s/>Enter the Pizza ID: 34</text:p>
      <text:p text:style-name="P4"><text:s/>Do you want to add another order ? y</text:p>
      <text:p text:style-name="P4"/>
      <text:p text:style-name="P4"><text:s/>Enter the Pizza ID: 23</text:p>
      <text:p text:style-name="P4"><text:s/>Do you want to add another order ? y </text:p>
      <text:p text:style-name="P4"/>
      <text:p text:style-name="P4"><text:s/>Enter the Pizza ID: 56</text:p>
      <text:p text:style-name="P4"><text:s/>Do you want to add another order ? y</text:p>
      <text:p text:style-name="P4"/>
      <text:p text:style-name="P4"><text:s/>Enter the Pizza ID: 25</text:p>
      <text:p text:style-name="P4"><text:s/>Do you want to add another order ? n</text:p>
      <text:p text:style-name="P4"/>
      <text:p text:style-name="P4"><text:s/>Do you want to continue? y</text:p>
      <text:p text:style-name="P4"/>
      <text:p text:style-name="P4"/>
      <text:p text:style-name="P4"><text:s/>* * * * PIZZA PARLOUR * * * * </text:p>
      <text:p text:style-name="P4"/>
      <text:p text:style-name="P4"/>
      <text:p text:style-name="P4"><text:s/>1. Add a Pizza </text:p>
      <text:p text:style-name="P4"><text:s/>2. Display the Orders </text:p>
      <text:p text:style-name="P4"><text:s/>3. Serve a pizza </text:p>
      <text:p text:style-name="P4"><text:s/>4. Exit </text:p>
      <text:p text:style-name="P4"><text:s/>Enter your choice : 3</text:p>
      <text:p text:style-name="P4"/>
      <text:p text:style-name="P4"><text:s/>Order served is : 34</text:p>
      <text:p text:style-name="P4"><text:s/>Do you want to continue? y</text:p>
      <text:p text:style-name="P4"/>
      <text:p text:style-name="P4">* * * * PIZZA PARLOUR * * * * </text:p>
      <text:p text:style-name="P4"/>
      <text:p text:style-name="P4"/>
      <text:p text:style-name="P4"><text:s/>1. Add a Pizza </text:p>
      <text:p text:style-name="P4"><text:s/>2. Display the Orders </text:p>
      <text:p text:style-name="P4"><text:s/>3. Serve a pizza </text:p>
      <text:p text:style-name="P4"><text:s/>4. Exit </text:p>
      <text:p text:style-name="P4"><text:s/>Enter your choice : 2</text:p>
      <text:p text:style-name="P4">23- 56- 25</text:p>
      <text:p text:style-name="P4"><text:s/>Do you want to continue?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4:43:45.757584475</meta:creation-date>
    <dc:date>2023-11-29T15:58:10.941958997</dc:date>
    <meta:editing-duration>PT20M2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73" meta:word-count="453" meta:character-count="2489" meta:non-whitespace-character-count="2004"/>
  </office:meta>
</office:document-meta>
</file>